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RODRIGUEZ, URS FAUST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6700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72687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RODRIGUEZ, URS FAUST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6700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68404807</text:p>
          </table:table-cell>
          <table:table-cell table:style-name="Tabla2.A2" office:value-type="string">
            <text:p text:style-name="P9">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68501787</text:p>
          </table:table-cell>
          <table:table-cell table:style-name="Tabla2.A2" office:value-type="string">
            <text:p text:style-name="P9">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POLLO ROS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15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